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32000000258E080B12F.jpg"/>
  <manifest:file-entry manifest:media-type="image/jpeg" manifest:full-path="Pictures/10000000000003F3000002BC39B2C18C.jp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454cm, 0.815cm, 4.604cm, 2.565cm)" draw:image-opacity="100%" style:mirror="none" style:protect="position 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508cm" fo:min-width="0cm"/>
    </style:style>
    <style:style style:name="gr4" style:family="graphic">
      <style:graphic-properties style:protect="siz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width="0.102cm" svg:stroke-color="#0000ff" draw:marker-start-width="0.457cm" draw:marker-end-width="0.457cm" draw:fill="none" draw:textarea-horizontal-align="center" draw:textarea-vertical-align="middle" fo:padding-top="0.051cm" fo:padding-bottom="0.051cm" fo:padding-left="0.051cm" fo:padding-right="0.051cm"/>
    </style:style>
    <style:style style:name="gr7" style:family="graphic" style:parent-style-name="objectwithoutfill">
      <style:graphic-properties svg:stroke-width="0.102cm" svg:stroke-color="#00ff00" draw:marker-start-width="0.457cm" draw:marker-end-width="0.457cm" draw:fill="none" draw:textarea-horizontal-align="center" draw:textarea-vertical-align="middle" fo:padding-top="0.127cm" fo:padding-bottom="0.127cm" fo:padding-left="0.127cm" fo:padding-right="0.127cm"/>
    </style:style>
    <style:style style:name="gr8" style:family="graphic" style:parent-style-name="objectwithoutfill">
      <style:graphic-properties svg:stroke-width="0.102cm" svg:stroke-color="#00ff00" draw:marker-start-width="0.457cm" draw:marker-end-width="0.457cm" draw:fill="none" draw:textarea-horizontal-align="center" draw:textarea-vertical-align="middle" fo:padding-top="0.102cm" fo:padding-bottom="0.102cm" fo:padding-left="0.102cm" fo:padding-right="0.102cm"/>
    </style:style>
    <style:style style:name="gr9" style:family="graphic" style:parent-style-name="objectwithoutfill">
      <style:graphic-properties svg:stroke-width="0.102cm" svg:stroke-color="#ff0000" draw:marker-start-width="0.457cm" draw:marker-end-width="0.457cm" draw:fill="none" draw:textarea-horizontal-align="center" draw:textarea-vertical-align="middle" fo:padding-top="0.102cm" fo:padding-bottom="0.102cm" fo:padding-left="0.102cm" fo:padding-right="0.102cm"/>
    </style:style>
    <style:style style:name="gr10" style:family="graphic" style:parent-style-name="objectwithoutfill">
      <style:graphic-properties svg:stroke-width="0.102cm" svg:stroke-color="#333333" draw:marker-start-width="0.457cm" draw:marker-end-width="0.457cm" draw:fill="none" draw:textarea-horizontal-align="center" draw:textarea-vertical-align="middle" fo:padding-top="0.102cm" fo:padding-bottom="0.102cm" fo:padding-left="0.102cm" fo:padding-right="0.102cm"/>
    </style:style>
    <style:style style:name="pr1" style:family="presentation" style:parent-style-name="Default-title" style:list-style-name="L3">
      <style:graphic-properties draw:fill-color="#ffffff"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color="#ff950e" fo:font-size="16pt" fo:font-weight="bold" style:font-size-asian="16pt" style:font-weight-asian="bold" style:font-size-complex="16pt" style:font-weight-complex="bold"/>
    </style:style>
    <style:style style:name="P4" style:family="paragraph">
      <style:text-properties fo:color="#ff420e" fo:font-weight="bold" style:font-weight-asian="bold" style:font-weight-complex="bold"/>
    </style:style>
    <style:style style:name="P5" style:family="paragraph">
      <style:text-properties fo:color="#ff420e" fo:font-size="20pt" fo:font-weight="bold" style:font-size-asian="20pt" style:font-weight-asian="bold" style:font-size-complex="20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color="#ff420e"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19">
        <draw:frame presentation:style-name="pr1" draw:text-style-name="P1" draw:layer="layout" svg:width="25.199cm" svg:height="3.506cm" svg:x="1.4cm" svg:y="0.837cm" presentation:class="title">
          <draw:text-box>
            <text:p text:style-name="P1">Relay boards: naming scheme</text:p>
          </draw:text-box>
        </draw:frame>
        <draw:frame draw:style-name="gr1" draw:text-style-name="P2" draw:layer="layout" svg:width="25.4cm" svg:height="14.63cm" svg:x="1.524cm" svg:y="4.826cm">
          <draw:image xlink:href="Pictures/10000000000003F3000002BC39B2C18C.jpg" xlink:type="simple" xlink:show="embed" xlink:actuate="onLoad">
            <text:p/>
          </draw:image>
        </draw:frame>
        <draw:frame draw:style-name="gr2" draw:text-style-name="P3" draw:layer="layout" svg:width="0.692cm" svg:height="0.628cm" svg:x="17.596cm" svg:y="5.856cm">
          <draw:text-box>
            <text:p text:style-name="P3"><text:span text:style-name="T1">P1</text:span></text:p>
          </draw:text-box>
        </draw:frame>
        <draw:frame draw:style-name="gr2" draw:text-style-name="P3" draw:layer="layout" svg:width="0.692cm" svg:height="0.628cm" svg:x="17.596cm" svg:y="10.16cm">
          <draw:text-box>
            <text:p text:style-name="P3"><text:span text:style-name="T1">P1</text:span></text:p>
          </draw:text-box>
        </draw:frame>
        <draw:frame draw:style-name="gr2" draw:text-style-name="P5" draw:layer="layout" svg:width="2.991cm" svg:height="0.788cm" svg:x="19.05cm" svg:y="6.858cm">
          <draw:text-box>
            <text:p text:style-name="P4"><text:span text:style-name="T2">Relay K1</text:span></text:p>
          </draw:text-box>
        </draw:frame>
        <draw:frame draw:style-name="gr2" draw:text-style-name="P5" draw:layer="layout" svg:width="2.991cm" svg:height="0.788cm" svg:x="19.05cm" svg:y="11.404cm">
          <draw:text-box>
            <text:p text:style-name="P4"><text:span text:style-name="T2">Relay K2</text:span></text:p>
          </draw:text-box>
        </draw:frame>
        <draw:frame draw:style-name="gr2" draw:text-style-name="P3" draw:layer="layout" svg:width="0.692cm" svg:height="0.628cm" svg:x="17.614cm" svg:y="7.888cm">
          <draw:text-box>
            <text:p text:style-name="P3"><text:span text:style-name="T1">P2</text:span></text:p>
          </draw:text-box>
        </draw:frame>
        <draw:frame draw:style-name="gr2" draw:text-style-name="P3" draw:layer="layout" svg:width="0.692cm" svg:height="0.628cm" svg:x="17.596cm" svg:y="12.072cm">
          <draw:text-box>
            <text:p text:style-name="P3"><text:span text:style-name="T1">P2</text:span></text:p>
          </draw:text-box>
        </draw:frame>
        <draw:frame draw:style-name="gr2" draw:text-style-name="P3" draw:layer="layout" svg:width="0.692cm" svg:height="0.628cm" svg:x="17.596cm" svg:y="10.788cm">
          <draw:text-box>
            <text:p text:style-name="P3"><text:span text:style-name="T1">S1</text:span></text:p>
          </draw:text-box>
        </draw:frame>
        <draw:frame draw:style-name="gr2" draw:text-style-name="P3" draw:layer="layout" svg:width="0.692cm" svg:height="0.628cm" svg:x="17.596cm" svg:y="12.834cm">
          <draw:text-box>
            <text:p text:style-name="P3"><text:span text:style-name="T1">S2</text:span></text:p>
          </draw:text-box>
        </draw:frame>
        <draw:frame draw:style-name="gr3" draw:text-style-name="P3" draw:layer="layout" svg:width="0.692cm" svg:height="0.628cm" svg:x="17.596cm" svg:y="6.604cm">
          <draw:text-box>
            <text:p text:style-name="P3"><text:span text:style-name="T1">S1</text:span></text:p>
          </draw:text-box>
        </draw:frame>
        <draw:frame draw:style-name="gr2" draw:text-style-name="P3" draw:layer="layout" svg:width="0.692cm" svg:height="0.628cm" svg:x="17.614cm" svg:y="8.516cm">
          <draw:text-box>
            <text:p text:style-name="P3"><text:span text:style-name="T1">S2</text:span></text:p>
          </draw:text-box>
        </draw:frame>
        <draw:frame draw:style-name="gr2" draw:text-style-name="P3" draw:layer="layout" svg:width="0.751cm" svg:height="0.628cm" svg:x="17.596cm" svg:y="11.416cm">
          <draw:text-box>
            <text:p text:style-name="P3"><text:span text:style-name="T1">O1</text:span></text:p>
          </draw:text-box>
        </draw:frame>
        <draw:frame draw:style-name="gr2" draw:text-style-name="P3" draw:layer="layout" svg:width="0.751cm" svg:height="0.628cm" svg:x="17.596cm" svg:y="13.462cm">
          <draw:text-box>
            <text:p text:style-name="P3"><text:span text:style-name="T1">O2</text:span></text:p>
          </draw:text-box>
        </draw:frame>
        <draw:frame draw:style-name="gr2" draw:text-style-name="P3" draw:layer="layout" svg:width="0.751cm" svg:height="0.628cm" svg:x="17.555cm" svg:y="7.26cm">
          <draw:text-box>
            <text:p text:style-name="P3"><text:span text:style-name="T1">O1</text:span></text:p>
          </draw:text-box>
        </draw:frame>
        <draw:frame draw:style-name="gr2" draw:text-style-name="P3" draw:layer="layout" svg:width="0.751cm" svg:height="0.628cm" svg:x="17.614cm" svg:y="9.144cm">
          <draw:text-box>
            <text:p text:style-name="P3"><text:span text:style-name="T1">O2</text:span></text:p>
          </draw:text-box>
        </draw:frame>
        <draw:frame draw:style-name="gr2" draw:text-style-name="P5" draw:layer="layout" svg:width="2.991cm" svg:height="0.788cm" svg:x="19.304cm" svg:y="16.002cm">
          <draw:text-box>
            <text:p text:style-name="P4"><text:span text:style-name="T2">Relay K3</text:span></text:p>
          </draw:text-box>
        </draw:frame>
        <draw:frame draw:style-name="gr2" draw:text-style-name="P3" draw:layer="layout" svg:width="0.751cm" svg:height="0.628cm" svg:x="17.78cm" svg:y="15.882cm">
          <draw:text-box>
            <text:p text:style-name="P3"><text:span text:style-name="T1">O1</text:span></text:p>
          </draw:text-box>
        </draw:frame>
        <draw:frame draw:style-name="gr2" draw:text-style-name="P3" draw:layer="layout" svg:width="0.692cm" svg:height="0.628cm" svg:x="17.807cm" svg:y="16.538cm">
          <draw:text-box>
            <text:p text:style-name="P3"><text:span text:style-name="T1">S1</text:span></text:p>
          </draw:text-box>
        </draw:frame>
        <draw:frame draw:style-name="gr2" draw:text-style-name="P3" draw:layer="layout" svg:width="0.692cm" svg:height="0.628cm" svg:x="17.85cm" svg:y="17.138cm">
          <draw:text-box>
            <text:p text:style-name="P3"><text:span text:style-name="T1">P1</text:span></text:p>
          </draw:text-box>
        </draw:frame>
        <draw:frame draw:style-name="gr2" draw:text-style-name="P3" draw:layer="layout" svg:width="0.692cm" svg:height="0.628cm" svg:x="6.35cm" svg:y="5.842cm">
          <draw:text-box>
            <text:p text:style-name="P3"><text:span text:style-name="T1">P1</text:span></text:p>
          </draw:text-box>
        </draw:frame>
        <draw:frame draw:style-name="gr3" draw:text-style-name="P3" draw:layer="layout" svg:width="0.692cm" svg:height="0.628cm" svg:x="6.35cm" svg:y="6.484cm">
          <draw:text-box>
            <text:p text:style-name="P3"><text:span text:style-name="T1">S1</text:span></text:p>
          </draw:text-box>
        </draw:frame>
        <draw:frame draw:style-name="gr2" draw:text-style-name="P3" draw:layer="layout" svg:width="0.692cm" svg:height="0.628cm" svg:x="6.35cm" svg:y="7.754cm">
          <draw:text-box>
            <text:p text:style-name="P3"><text:span text:style-name="T1">P2</text:span></text:p>
          </draw:text-box>
        </draw:frame>
        <draw:frame draw:style-name="gr2" draw:text-style-name="P3" draw:layer="layout" svg:width="0.692cm" svg:height="0.628cm" svg:x="6.35cm" svg:y="8.516cm">
          <draw:text-box>
            <text:p text:style-name="P3"><text:span text:style-name="T1">S2</text:span></text:p>
          </draw:text-box>
        </draw:frame>
        <presentation:notes draw:style-name="dp2">
          <draw:page-thumbnail draw:style-name="gr4" draw:layer="layout" svg:width="13.586cm" svg:height="11.136cm" svg:x="3.705cm" svg:y="2.256cm" draw:page-number="1" presentation:class="page"/>
          <draw:frame presentation:style-name="pr2" draw:layer="layout" svg:width="16.799cm" svg:height="13.364cm" svg:x="2.1cm" svg:y="14.106cm" presentation:class="notes" presentation:placeholder="true">
            <draw:text-box/>
          </draw:frame>
        </presentation:notes>
      </draw:page>
      <draw:page draw:name="page2" draw:style-name="dp1" draw:master-page-name="Default" presentation:presentation-page-layout-name="AL1T19">
        <draw:frame presentation:style-name="pr3" draw:text-style-name="P1" draw:layer="layout" svg:width="25.199cm" svg:height="3.506cm" svg:x="1.4cm" svg:y="0.837cm" presentation:class="title">
          <draw:text-box>
            <text:p text:style-name="P1">Relay boards: cabling scheme</text:p>
          </draw:text-box>
        </draw:frame>
        <draw:frame draw:style-name="gr1" draw:text-style-name="P2" xml:id="id1" draw:id="id1" draw:layer="layout" svg:width="25.4cm" svg:height="14.63cm" svg:x="1.524cm" svg:y="4.826cm">
          <draw:image xlink:href="Pictures/10000000000003F3000002BC39B2C18C.jpg" xlink:type="simple" xlink:show="embed" xlink:actuate="onLoad">
            <text:p/>
          </draw:image>
        </draw:frame>
        <draw:frame draw:style-name="gr2" draw:text-style-name="P3" draw:layer="layout" svg:width="0.692cm" svg:height="0.628cm" svg:x="17.596cm" svg:y="5.856cm">
          <draw:text-box>
            <text:p text:style-name="P3"><text:span text:style-name="T1">P1</text:span></text:p>
          </draw:text-box>
        </draw:frame>
        <draw:frame draw:style-name="gr2" draw:text-style-name="P3" draw:layer="layout" svg:width="0.692cm" svg:height="0.628cm" svg:x="17.596cm" svg:y="10.16cm">
          <draw:text-box>
            <text:p text:style-name="P3"><text:span text:style-name="T1">P1</text:span></text:p>
          </draw:text-box>
        </draw:frame>
        <draw:frame draw:style-name="gr2" draw:text-style-name="P5" draw:layer="layout" svg:width="2.991cm" svg:height="0.788cm" svg:x="19.05cm" svg:y="6.858cm">
          <draw:text-box>
            <text:p text:style-name="P4"><text:span text:style-name="T2">Relay K1</text:span></text:p>
          </draw:text-box>
        </draw:frame>
        <draw:frame draw:style-name="gr2" draw:text-style-name="P5" draw:layer="layout" svg:width="2.991cm" svg:height="0.788cm" svg:x="19.05cm" svg:y="11.404cm">
          <draw:text-box>
            <text:p text:style-name="P4"><text:span text:style-name="T2">Relay K2</text:span></text:p>
          </draw:text-box>
        </draw:frame>
        <draw:frame draw:style-name="gr2" draw:text-style-name="P3" draw:layer="layout" svg:width="0.692cm" svg:height="0.628cm" svg:x="17.614cm" svg:y="7.888cm">
          <draw:text-box>
            <text:p text:style-name="P3"><text:span text:style-name="T1">P2</text:span></text:p>
          </draw:text-box>
        </draw:frame>
        <draw:frame draw:style-name="gr2" draw:text-style-name="P3" draw:layer="layout" svg:width="0.692cm" svg:height="0.628cm" svg:x="17.596cm" svg:y="12.072cm">
          <draw:text-box>
            <text:p text:style-name="P3"><text:span text:style-name="T1">P2</text:span></text:p>
          </draw:text-box>
        </draw:frame>
        <draw:frame draw:style-name="gr2" draw:text-style-name="P3" draw:layer="layout" svg:width="0.692cm" svg:height="0.628cm" svg:x="17.596cm" svg:y="10.788cm">
          <draw:text-box>
            <text:p text:style-name="P3"><text:span text:style-name="T1">S1</text:span></text:p>
          </draw:text-box>
        </draw:frame>
        <draw:frame draw:style-name="gr2" draw:text-style-name="P3" draw:layer="layout" svg:width="0.692cm" svg:height="0.628cm" svg:x="17.596cm" svg:y="12.834cm">
          <draw:text-box>
            <text:p text:style-name="P3"><text:span text:style-name="T1">S2</text:span></text:p>
          </draw:text-box>
        </draw:frame>
        <draw:frame draw:style-name="gr3" draw:text-style-name="P3" draw:layer="layout" svg:width="0.692cm" svg:height="0.628cm" svg:x="17.596cm" svg:y="6.604cm">
          <draw:text-box>
            <text:p text:style-name="P3"><text:span text:style-name="T1">S1</text:span></text:p>
          </draw:text-box>
        </draw:frame>
        <draw:frame draw:style-name="gr2" draw:text-style-name="P3" draw:layer="layout" svg:width="0.692cm" svg:height="0.628cm" svg:x="17.614cm" svg:y="8.516cm">
          <draw:text-box>
            <text:p text:style-name="P3"><text:span text:style-name="T1">S2</text:span></text:p>
          </draw:text-box>
        </draw:frame>
        <draw:frame draw:style-name="gr2" draw:text-style-name="P3" draw:layer="layout" svg:width="0.751cm" svg:height="0.628cm" svg:x="17.596cm" svg:y="11.416cm">
          <draw:text-box>
            <text:p text:style-name="P3"><text:span text:style-name="T1">O1</text:span></text:p>
          </draw:text-box>
        </draw:frame>
        <draw:frame draw:style-name="gr2" draw:text-style-name="P3" draw:layer="layout" svg:width="0.751cm" svg:height="0.628cm" svg:x="17.596cm" svg:y="13.462cm">
          <draw:text-box>
            <text:p text:style-name="P3"><text:span text:style-name="T1">O2</text:span></text:p>
          </draw:text-box>
        </draw:frame>
        <draw:frame draw:style-name="gr2" draw:text-style-name="P3" draw:layer="layout" svg:width="0.751cm" svg:height="0.628cm" svg:x="17.555cm" svg:y="7.26cm">
          <draw:text-box>
            <text:p text:style-name="P3"><text:span text:style-name="T1">O1</text:span></text:p>
          </draw:text-box>
        </draw:frame>
        <draw:frame draw:style-name="gr2" draw:text-style-name="P3" draw:layer="layout" svg:width="0.751cm" svg:height="0.628cm" svg:x="17.614cm" svg:y="9.144cm">
          <draw:text-box>
            <text:p text:style-name="P3"><text:span text:style-name="T1">O2</text:span></text:p>
          </draw:text-box>
        </draw:frame>
        <draw:frame draw:style-name="gr2" draw:text-style-name="P5" draw:layer="layout" svg:width="2.991cm" svg:height="0.788cm" svg:x="19.304cm" svg:y="16.002cm">
          <draw:text-box>
            <text:p text:style-name="P4"><text:span text:style-name="T2">Relay K3</text:span></text:p>
          </draw:text-box>
        </draw:frame>
        <draw:frame draw:style-name="gr2" draw:text-style-name="P3" draw:layer="layout" svg:width="0.751cm" svg:height="0.628cm" svg:x="17.78cm" svg:y="15.882cm">
          <draw:text-box>
            <text:p text:style-name="P3"><text:span text:style-name="T1">O1</text:span></text:p>
          </draw:text-box>
        </draw:frame>
        <draw:frame draw:style-name="gr2" draw:text-style-name="P3" draw:layer="layout" svg:width="0.692cm" svg:height="0.628cm" svg:x="17.807cm" svg:y="16.538cm">
          <draw:text-box>
            <text:p text:style-name="P3"><text:span text:style-name="T1">S1</text:span></text:p>
          </draw:text-box>
        </draw:frame>
        <draw:frame draw:style-name="gr2" draw:text-style-name="P3" draw:layer="layout" svg:width="0.692cm" svg:height="0.628cm" svg:x="17.85cm" svg:y="17.138cm">
          <draw:text-box>
            <text:p text:style-name="P3"><text:span text:style-name="T1">P1</text:span></text:p>
          </draw:text-box>
        </draw:frame>
        <draw:frame draw:style-name="gr2" draw:text-style-name="P3" draw:layer="layout" svg:width="0.692cm" svg:height="0.628cm" svg:x="6.35cm" svg:y="5.842cm">
          <draw:text-box>
            <text:p text:style-name="P3"><text:span text:style-name="T1">P1</text:span></text:p>
          </draw:text-box>
        </draw:frame>
        <draw:frame draw:style-name="gr3" draw:text-style-name="P3" draw:layer="layout" svg:width="0.692cm" svg:height="0.628cm" svg:x="6.35cm" svg:y="6.484cm">
          <draw:text-box>
            <text:p text:style-name="P3"><text:span text:style-name="T1">S1</text:span></text:p>
          </draw:text-box>
        </draw:frame>
        <draw:frame draw:style-name="gr2" draw:text-style-name="P3" draw:layer="layout" svg:width="0.692cm" svg:height="0.628cm" svg:x="6.35cm" svg:y="7.754cm">
          <draw:text-box>
            <text:p text:style-name="P3"><text:span text:style-name="T1">P2</text:span></text:p>
          </draw:text-box>
        </draw:frame>
        <draw:frame draw:style-name="gr2" draw:text-style-name="P3" draw:layer="layout" svg:width="0.692cm" svg:height="0.628cm" svg:x="6.35cm" svg:y="8.516cm">
          <draw:text-box>
            <text:p text:style-name="P3"><text:span text:style-name="T1">S2</text:span></text:p>
          </draw:text-box>
        </draw:frame>
        <draw:connector draw:style-name="gr5" draw:layer="layout" svg:x1="26.924cm" svg:y1="12.141cm" svg:x2="26.924cm" svg:y2="12.141cm" draw:start-shape="id1" draw:end-shape="id1" svg:d="m26924 12141">
          <text:p/>
        </draw:connector>
        <draw:line draw:style-name="gr6" draw:layer="layout" svg:x1="16.51cm" svg:y1="10.668cm" svg:x2="13.462cm" svg:y2="10.668cm">
          <text:p/>
        </draw:line>
        <draw:line draw:style-name="gr6" draw:layer="layout" svg:x1="13.462cm" svg:y1="10.668cm" svg:x2="13.462cm" svg:y2="17.78cm">
          <text:p/>
        </draw:line>
        <draw:line draw:style-name="gr6" draw:layer="layout" svg:x1="13.462cm" svg:y1="17.78cm" svg:x2="7.62cm" svg:y2="17.78cm">
          <text:p/>
        </draw:line>
        <draw:line draw:style-name="gr6" draw:layer="layout" svg:x1="16.51cm" svg:y1="12.446cm" svg:x2="13.97cm" svg:y2="12.446cm">
          <text:p/>
        </draw:line>
        <draw:line draw:style-name="gr6" draw:layer="layout" svg:x1="13.97cm" svg:y1="12.446cm" svg:x2="13.97cm" svg:y2="18.542cm">
          <text:p/>
        </draw:line>
        <draw:line draw:style-name="gr6" draw:layer="layout" svg:x1="13.97cm" svg:y1="18.542cm" svg:x2="4.826cm" svg:y2="18.542cm">
          <text:p/>
        </draw:line>
        <draw:line draw:style-name="gr7" draw:layer="layout" svg:x1="16.51cm" svg:y1="13.208cm" svg:x2="15.24cm" svg:y2="13.208cm">
          <text:p/>
        </draw:line>
        <draw:line draw:style-name="gr7" draw:layer="layout" svg:x1="15.24cm" svg:y1="13.208cm" svg:x2="15.24cm" svg:y2="8.128cm">
          <text:p/>
        </draw:line>
        <draw:line draw:style-name="gr8" draw:layer="layout" svg:x1="15.24cm" svg:y1="8.128cm" svg:x2="16.51cm" svg:y2="8.128cm">
          <text:p/>
        </draw:line>
        <draw:line draw:style-name="gr8" draw:layer="layout" svg:x1="16.51cm" svg:y1="11.938cm" svg:x2="14.732cm" svg:y2="11.938cm">
          <text:p/>
        </draw:line>
        <draw:line draw:style-name="gr8" draw:layer="layout" svg:x1="14.732cm" svg:y1="11.938cm" svg:x2="14.732cm" svg:y2="6.35cm">
          <text:p/>
        </draw:line>
        <draw:line draw:style-name="gr8" draw:layer="layout" svg:x1="14.732cm" svg:y1="6.35cm" svg:x2="16.51cm" svg:y2="6.35cm">
          <text:p/>
        </draw:line>
        <draw:line draw:style-name="gr9" draw:layer="layout" svg:x1="16.51cm" svg:y1="6.858cm" svg:x2="15.24cm" svg:y2="6.858cm">
          <text:p/>
        </draw:line>
        <draw:line draw:style-name="gr9" draw:layer="layout" svg:x1="15.24cm" svg:y1="6.858cm" svg:x2="15.24cm" svg:y2="3.81cm">
          <text:p/>
        </draw:line>
        <draw:line draw:style-name="gr9" draw:layer="layout" svg:x1="16.256cm" svg:y1="9.398cm" svg:x2="13.97cm" svg:y2="9.398cm">
          <text:p/>
        </draw:line>
        <draw:line draw:style-name="gr9" draw:layer="layout" svg:x1="13.97cm" svg:y1="9.398cm" svg:x2="13.97cm" svg:y2="3.81cm">
          <text:p/>
        </draw:line>
        <draw:line draw:style-name="gr10" draw:layer="layout" svg:x1="8.128cm" svg:y1="19.05cm" svg:x2="12.954cm" svg:y2="19.05cm">
          <text:p/>
        </draw:line>
        <draw:line draw:style-name="gr10" draw:layer="layout" svg:x1="12.954cm" svg:y1="19.05cm" svg:x2="12.954cm" svg:y2="3.81cm">
          <text:p/>
        </draw:line>
        <presentation:notes draw:style-name="dp2">
          <draw:page-thumbnail draw:style-name="gr4" draw:layer="layout" svg:width="13.586cm" svg:height="11.136cm" svg:x="3.705cm" svg:y="2.256cm" draw:page-number="2" presentation:class="page"/>
          <draw:frame presentation:style-name="pr2" draw:layer="layout" svg:width="16.799cm" svg:height="13.364cm" svg:x="2.1cm" svg:y="14.106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6.799999237060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4" draw:layer="backgroundobjects" svg:width="6.523cm" svg:height="1.448cm" svg:x="20.076cm" svg:y="19.131cm" presentation:class="page-number">
        <draw:text-box>
          <text:p text:style-name="MP4"><text:page-number>&lt;number&gt;</text:page-number></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2" draw:text-style-name="MP2" draw:layer="backgroundobjects" svg:width="9.113cm" svg:height="1.484cm" svg:x="0cm" svg:y="0cm" presentation:class="header">
          <draw:text-box>
            <text:p text:style-name="MP2"><presentation:header/></text:p>
          </draw:text-box>
        </draw:frame>
        <draw:frame presentation:style-name="Mpr2" draw:text-style-name="MP4" draw:layer="backgroundobjects" svg:width="9.113cm" svg:height="1.484cm" svg:x="11.886cm" svg:y="0cm" presentation:class="date-time">
          <draw:text-box>
            <text:p text:style-name="MP4"><presentation:date-time/></text:p>
          </draw:text-box>
        </draw:frame>
        <draw:frame presentation:style-name="Mpr3" draw:text-style-name="MP2" draw:layer="backgroundobjects" svg:width="9.113cm" svg:height="1.484cm" svg:x="0cm" svg:y="28.215cm" presentation:class="footer">
          <draw:text-box>
            <text:p text:style-name="MP2"><presentation:footer/></text:p>
          </draw:text-box>
        </draw:frame>
        <draw:frame presentation:style-name="Mpr3" draw:text-style-name="MP4" draw:layer="backgroundobjects" svg:width="9.113cm" svg:height="1.484cm" svg:x="11.886cm" svg:y="28.215cm" presentation:class="page-number">
          <draw:text-box>
            <text:p text:style-name="MP4"><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1206</meta:generator>
    <dc:title>Introducing a New Product</dc:title>
    <dc:description>General introduction of a new product taking customer wishes into account</dc:description>
    <meta:creation-date>2012-04-27T13:41:18</meta:creation-date>
    <dc:language>en-US</dc:language>
    <meta:editing-cycles>7</meta:editing-cycles>
    <meta:editing-duration>PT31M25S</meta:editing-duration>
    <dc:date>2012-04-27T14:27:53</dc:date>
    <meta:document-statistic meta:object-count="91"/>
    <meta:user-defined meta:name="Info 0"/>
    <meta:user-defined meta:name="Info 1"/>
    <meta:user-defined meta:name="Info 2"/>
    <meta:user-defined meta:name="Info 3"/>
    <meta:template xlink:type="simple" xlink:actuate="onRequest" xlink:title="Introducing a New Product" xlink:href="../../../../../../../../usr/lib/libreoffice/basis3.4/share/template/en-US/presnt/prs-novelty.otp"/>
  </office:meta>
</office:document-meta>
</file>